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board[row-row%3+i/3][col-col%3+i%3] 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$B$2]-MOD([.$B$2]; 3)+INT([.A3]/3)" office:value-type="float" office:value="6" calcext:value-type="float">
            <text:p>6</text:p>
          </table:table-cell>
          <table:table-cell table:formula="of:=[.$C$2]-MOD([.$C$2];3)+MOD([.A3];3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$B$2]-MOD([.$B$2]; 3)+INT([.A4]/3)" office:value-type="float" office:value="6" calcext:value-type="float">
            <text:p>6</text:p>
          </table:table-cell>
          <table:table-cell table:formula="of:=[.$C$2]-MOD([.$C$2];3)+MOD([.A4];3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$B$2]-MOD([.$B$2]; 3)+INT([.A5]/3)" office:value-type="float" office:value="6" calcext:value-type="float">
            <text:p>6</text:p>
          </table:table-cell>
          <table:table-cell table:formula="of:=[.$C$2]-MOD([.$C$2];3)+MOD([.A5];3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$B$2]-MOD([.$B$2]; 3)+INT([.A6]/3)" office:value-type="float" office:value="7" calcext:value-type="float">
            <text:p>7</text:p>
          </table:table-cell>
          <table:table-cell table:formula="of:=[.$C$2]-MOD([.$C$2];3)+MOD([.A6];3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$B$2]-MOD([.$B$2]; 3)+INT([.A7]/3)" office:value-type="float" office:value="7" calcext:value-type="float">
            <text:p>7</text:p>
          </table:table-cell>
          <table:table-cell table:formula="of:=[.$C$2]-MOD([.$C$2];3)+MOD([.A7];3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$B$2]-MOD([.$B$2]; 3)+INT([.A8]/3)" office:value-type="float" office:value="7" calcext:value-type="float">
            <text:p>7</text:p>
          </table:table-cell>
          <table:table-cell table:formula="of:=[.$C$2]-MOD([.$C$2];3)+MOD([.A8];3)"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$B$2]-MOD([.$B$2]; 3)+INT([.A9]/3)" office:value-type="float" office:value="8" calcext:value-type="float">
            <text:p>8</text:p>
          </table:table-cell>
          <table:table-cell table:formula="of:=[.$C$2]-MOD([.$C$2];3)+MOD([.A9];3)"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$B$2]-MOD([.$B$2]; 3)+INT([.A10]/3)" office:value-type="float" office:value="8" calcext:value-type="float">
            <text:p>8</text:p>
          </table:table-cell>
          <table:table-cell table:formula="of:=[.$C$2]-MOD([.$C$2];3)+MOD([.A10];3)"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$B$2]-MOD([.$B$2]; 3)+INT([.A11]/3)" office:value-type="float" office:value="8" calcext:value-type="float">
            <text:p>8</text:p>
          </table:table-cell>
          <table:table-cell table:formula="of:=[.$C$2]-MOD([.$C$2];3)+MOD([.A11];3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8T22:24:00.694000000</meta:creation-date>
    <dc:date>2026-03-19T17:49:04.169000000</dc:date>
    <meta:editing-duration>PT19H25M4S</meta:editing-duration>
    <meta:editing-cycles>1</meta:editing-cycles>
    <meta:document-statistic meta:table-count="1" meta:cell-count="32" meta:object-count="0"/>
    <meta:generator>LibreOffice/7.6.4.1$Windows_X86_64 LibreOffice_project/e19e193f88cd6c0525a17fb7a176ed8e6a3e2aa1</meta:generator>
  </office:meta>
</office:document-meta>
</file>